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Standard" style:family="paragraph">
      <style:text-properties fo:font-weight="bold" style:font-weight-asian="bold" style:font-weight-complex="bold" fo:color="#C9211E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P30" style:parent-style-name="Título4" style:family="paragraph">
      <style:text-properties fo:background-color="#FFFF00"/>
    </style:style>
    <style:style style:name="T31" style:parent-style-name="Fuentedepárrafopredeter." style:family="text">
      <style:text-properties fo:background-color="#FFFF00"/>
    </style:style>
    <style:style style:name="T32" style:parent-style-name="Fuentedepárrafopredeter." style:family="text">
      <style:text-properties fo:background-color="#FFFF00"/>
    </style:style>
    <style:style style:name="T33" style:parent-style-name="Fuentedepárrafopredeter." style:family="text">
      <style:text-properties fo:background-color="#FFFF00"/>
    </style:style>
    <style:style style:name="T34" style:parent-style-name="Fuentedepárrafopredeter." style:family="text">
      <style:text-properties fo:font-style="italic" style:font-style-asian="italic" fo:background-color="#FFFF00"/>
    </style:style>
    <style:style style:name="T35" style:parent-style-name="Fuentedepárrafopredeter." style:family="text">
      <style:text-properties fo:background-color="#FFFF00"/>
    </style:style>
    <style:style style:name="S3" style:family="section">
      <style:section-properties fo:margin-left="0in" fo:margin-right="0in" style:writing-mode="lr-tb"/>
    </style:style>
    <style:style style:name="P3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 proveedores<text:s/>(LISTO)</text:p>
      <text:p text:style-name="P3">Filtrados/búsquedas</text:p>
      <text:p text:style-name="P4">Llenar todos los campos de la base de datos y agregar minimo 10 de cada cosa (ej: agregar 10 proveedores)<text:s/>(Mateo Dijo que lo Hizo (LISTO))</text:p>
      <text:p text:style-name="P5">Compra y venta:</text:p>
      <text:p text:style-name="P6">Ventanas<text:s/></text:p>
      <text:p text:style-name="P7">Abms<text:s/></text:p>
      <text:p text:style-name="P8">Procesos de compra</text:p>
      <text:p text:style-name="P9">Procesos de venta</text:p>
      <text:p text:style-name="P10">Diseño</text:p>
      <text:p text:style-name="P11">Hacer el perfil y la configuracion<text:s/></text:p>
      <text:p text:style-name="Standard"/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p text:style-name="P12">PARA LA ENTREGA DEL DIA O DIAS DEL 7 DE JULIO AL 10 U 11</text:p>
      <text:p text:style-name="P13"/>
      <text:p text:style-name="P14">FALTA</text:p>
      <text:p text:style-name="P15"/>
      <text:p text:style-name="P16"><text:tab/></text:p>
      <text:p text:style-name="P17"/>
      <text:list text:style-name="LFO1" text:continue-numbering="true">
        <text:list-item>
          <text:p text:style-name="P18">Centralizar ESTILOS</text:p>
        </text:list-item>
        <text:list-item>
          <text:p text:style-name="P19">DESARROLLAR</text:p>
        </text:list-item>
      </text:list>
      <text:list text:style-name="LFO2" text:continue-numbering="true">
        <text:list-item>
          <text:p text:style-name="P20"><text:span text:style-name="T21">COMPRAS(</text:span>RELACIONADA CON PROVEEDORES<text:span text:style-name="T22">)</text:span></text:p>
        </text:list-item>
        <text:list-item>
          <text:p text:style-name="P23">VENTAS(RECORDAR VER COMERCIO EN CAMPUS) CADA VENTA A UN CLIENTE REGISTRADO SE GENERA UNA FACTURA..ETC.</text:p>
        </text:list-item>
      </text:list>
      <text:list text:style-name="LFO1" text:continue-numbering="true">
        <text:list-item>
          <text:p text:style-name="P24">Validaciones en cada caso</text:p>
        </text:list-item>
        <text:list-item>
          <text:p text:style-name="P25">TERMINAR LOS ABMS(en desarrollo)</text:p>
        </text:list-item>
        <text:list-item>
          <text:p text:style-name="P26">añadir filtros</text:p>
        </text:list-item>
      </text:list>
      <text:p text:style-name="P27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soft-page-break/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28">NO de las que correspondan a funcionalidad core</text:span> (Turnos, Incidencia, Venta o Mesas)</text:p>
        <text:p text:style-name="Textbody"><text:line-break/><text:span text:style-name="T29">Nota:</text:span> tener en cuenta validaciones, diseño visual, seguir ampliando/corrigiendo el modelo.</text:p>
        <text:h text:style-name="P30" text:outline-level="4">Etapa 3</text:h>
        <text:p text:style-name="Textbody"><text:span text:style-name="T31">Para la tercera etapa del TPC deberán construir:</text:span><text:span text:style-name="T32"><text:line-break/>- La funcionalidad del core de la aplicación (turnos: nuevo, re programar; mesa: abrir, generar pedido, cerrar; ventas: comprar, vender, etc.).</text:span><text:span text:style-name="T33"><text:line-break/></text:span><text:span text:style-name="T34">- Las funcionalidades que aportan valor de agregado al core (búsquedas dinámicas, registrarse, olvidé mi pass, etc.).</text:span><text:span text:style-name="T35"><text:line-break/>- Validaciones a lo largo de la aplicación: tipos de datos, requeridos, formatos.</text:span>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3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08T07:03:00Z</dc:date>
    <meta:template xlink:href="Normal" xlink:type="simple"/>
    <meta:editing-cycles>32</meta:editing-cycles>
    <meta:editing-duration>PT7560S</meta:editing-duration>
    <meta:document-statistic meta:page-count="2" meta:paragraph-count="5" meta:word-count="388" meta:character-count="2519" meta:row-count="17" meta:non-whitespace-character-count="2136"/>
  </office:meta>
</office:document-meta>
</file>